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rsid="000a5256" officeooo:paragraph-rsid="000a5256"/>
    </style:style>
    <style:style style:name="P8" style:family="paragraph" style:parent-style-name="Text_20_body">
      <style:text-properties officeooo:paragraph-rsid="000cd078"/>
    </style:style>
    <style:style style:name="P9" style:family="paragraph" style:parent-style-name="Text_20_body">
      <style:text-properties officeooo:rsid="0010c011" officeooo:paragraph-rsid="0010c011"/>
    </style:style>
    <style:style style:name="P10" style:family="paragraph" style:parent-style-name="Text_20_body">
      <style:text-properties officeooo:paragraph-rsid="001516e9"/>
    </style:style>
    <style:style style:name="P11" style:family="paragraph" style:parent-style-name="Text_20_body">
      <style:text-properties officeooo:rsid="0016913b" officeooo:paragraph-rsid="0016913b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style:font-name-asian="DejaVu Sans" style:font-name-complex="Noto Sans1"/>
    </style:style>
    <style:style style:name="T5" style:family="text">
      <style:text-properties style:font-name="Liberation Serif" officeooo:rsid="000cd078" style:font-name-asian="DejaVu Sans" style:font-name-complex="Noto Sans1"/>
    </style:style>
    <style:style style:name="T6" style:family="text">
      <style:text-properties style:font-name="Liberation Serif" officeooo:rsid="000d72e8" style:font-name-asian="DejaVu Sans" style:font-name-complex="Noto Sans1"/>
    </style:style>
    <style:style style:name="T7" style:family="text">
      <style:text-properties style:font-name="Liberation Serif" officeooo:rsid="0013fc93" style:font-name-asian="DejaVu Sans" style:font-name-complex="Noto Sans1"/>
    </style:style>
    <style:style style:name="T8" style:family="text">
      <style:text-properties style:font-name="Liberation Serif" officeooo:rsid="001516e9" style:font-name-asian="DejaVu Sans" style:font-name-complex="Noto Sans1"/>
    </style:style>
    <style:style style:name="T9" style:family="text">
      <style:text-properties style:font-name="Liberation Serif1" style:font-name-asian="DejaVu Sans" style:font-name-complex="Noto Sans1"/>
    </style:style>
    <style:style style:name="T10" style:family="text">
      <style:text-properties style:font-name="Liberation Serif1" officeooo:rsid="000a5256" style:font-name-asian="DejaVu Sans" style:font-name-complex="Noto Sans1"/>
    </style:style>
    <style:style style:name="T11" style:family="text">
      <style:text-properties style:font-name="Liberation Serif1" officeooo:rsid="000cd078" style:font-name-asian="DejaVu Sans" style:font-name-complex="Noto Sans1"/>
    </style:style>
    <style:style style:name="T12" style:family="text">
      <style:text-properties style:font-name="Liberation Serif1" officeooo:rsid="000b507e" style:font-name-asian="DejaVu Sans" style:font-name-complex="Noto Sans1"/>
    </style:style>
    <style:style style:name="T13" style:family="text">
      <style:text-properties style:font-name="Liberation Serif1" officeooo:rsid="001048b9" style:font-name-asian="DejaVu Sans" style:font-name-complex="Noto Sans1"/>
    </style:style>
    <style:style style:name="T14" style:family="text">
      <style:text-properties style:font-name="Liberation Serif1" officeooo:rsid="001516e9" style:font-name-asian="DejaVu Sans" style:font-name-complex="Noto Sans1"/>
    </style:style>
    <style:style style:name="T15" style:family="text">
      <style:text-properties style:font-name="Liberation Serif1" officeooo:rsid="00165bec" style:font-name-asian="DejaVu Sans" style:font-name-complex="Noto Sans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1" text:outline-level="3">Задание 1. </text:h>
      <text:p text:style-name="P7">Исследовать данную функцию на равномерную непрерывность на данном множестве пользуясь определением. </text:p>
      <text:p text:style-name="P7"><draw:frame draw:style-name="fr1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9">); б) X = (0, 1)</text:span></text:p>
      <text:p text:style-name="P7"><text:span text:style-name="T9">a) Для начала выпишем определение равномерной непрерывности</text:span></text:p>
      <text:p text:style-name="P7"><draw:frame draw:style-name="fr1" draw:name="Объект2" text:anchor-type="as-char" svg:y="-0.406cm" svg:width="10.463cm" svg:height="0.52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12">Очевидно, что функция f(x) является непрерывной на промежутке </text:span><text:span text:style-name="T10">[1, +</text:span><text:span text:style-name="T3">∞</text:span><text:span text:style-name="T10">), </text:span><text:span text:style-name="T12">так как не существует точек разрыва, которые бы делали прерывной данную функцию. Для доказательства </text:span><text:span text:style-name="T11">равномерной непрерывности возьмем любое </text:span><text:span text:style-name="T5">ε</text:span><text:span text:style-name="T11"> &gt; 0 и подберем для него значение </text:span><text:span text:style-name="T5">δ</text:span><text:span text:style-name="T11">, такое, чтобы для </text:span><text:span text:style-name="T11"><draw:frame draw:style-name="fr1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1">∈ </text:span><text:span text:style-name="T10">[1, +</text:span><text:span text:style-name="T3">∞</text:span><text:span text:style-name="T10">)</text:span><text:span text:style-name="T11">, удовлетворяющих неравенству |</text:span><text:span text:style-name="T13">a</text:span><text:span text:style-name="T11"> — </text:span><text:span text:style-name="T13">b</text:span><text:span text:style-name="T11">| &lt; <text:s/></text:span><text:span text:style-name="T5">δ</text:span><text:span text:style-name="T6">, выполнялось неравенство </text:span><text:span text:style-name="T6"><draw:frame draw:style-name="fr1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span text:style-name="T5">П</text:span><text:span text:style-name="T4">реобразуем неравенство </text:span><text:span text:style-name="T4"><draw:frame draw:style-name="fr1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><text:span text:style-name="T4"><draw:frame draw:style-name="fr1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9"><text:span text:style-name="T4"><draw:frame draw:style-name="fr1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. </text:span><text:span text:style-name="T7">Вспомним про модуль </text:span><text:span text:style-name="T7"><draw:frame draw:style-name="fr1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7">Р</text:span><text:span text:style-name="T8">ассмотрим, </text:span><text:span text:style-name="T8"><draw:frame draw:style-name="fr1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, мы знаем, что a,b </text:span><text:span text:style-name="T11">∈</text:span><text:span text:style-name="T8"> </text:span><text:span text:style-name="T10">[1, +</text:span><text:span text:style-name="T3">∞</text:span><text:span text:style-name="T10">)</text:span><text:span text:style-name="T14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14"><draw:frame draw:style-name="fr1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. И тогда </text:span><text:span text:style-name="T14"><draw:frame draw:style-name="fr1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. Тогда </text:span><text:span text:style-name="T15">для выполнения неравенства достаточно взять </text:span><text:span text:style-name="T15"><draw:frame draw:style-name="fr1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1"><text:span text:style-name="T15">б</text:span><text:span text:style-name="T9">)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1T12:22:30.237868905</dc:date>
    <meta:editing-duration>PT14M34S</meta:editing-duration>
    <meta:editing-cycles>3</meta:editing-cycles>
    <meta:generator>LibreOffice/24.2.1.2$Linux_X86_64 LibreOffice_project/db4def46b0453cc22e2d0305797cf981b68ef5ac</meta:generator>
    <meta:document-statistic meta:table-count="0" meta:image-count="0" meta:object-count="12" meta:page-count="2" meta:paragraph-count="21" meta:word-count="177" meta:character-count="1266" meta:non-whitespace-character-count="1096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